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Times New Roman1" svg:font-family="'Times New Roman'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Wedgie Medium" svg:font-family="'Wedgie Medium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9" style:family="table">
      <style:table-properties style:width="15.589cm" table:align="margins" style:writing-mode="lr-tb"/>
    </style:style>
    <style:style style:name="Tabela9.A" style:family="table-column">
      <style:table-column-properties style:column-width="3.896cm" style:rel-column-width="16383*"/>
    </style:style>
    <style:style style:name="Tabela9.D" style:family="table-column">
      <style:table-column-properties style:column-width="3.898cm" style:rel-column-width="16386*"/>
    </style:style>
    <style:style style:name="Tabela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9.D1" style:family="table-cell">
      <style:table-cell-properties fo:padding="0.097cm" fo:border="0.002cm solid #000000"/>
    </style:style>
    <style:style style:name="Tabela9.A2" style:family="table-cell">
      <style:table-cell-properties fo:padding="0.097cm" fo:border-left="0.002cm solid #000000" fo:border-right="none" fo:border-top="none" fo:border-bottom="0.002cm solid #000000"/>
    </style:style>
    <style:style style:name="Tabela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SemanticAnnotation-ref-tbescopo" style:family="table">
      <style:table-properties style:width="15.589cm" table:align="margins" style:writing-mode="lr-tb"/>
    </style:style>
    <style:style style:name="SemanticAnnotation-ref-tbescopo.A" style:family="table-column">
      <style:table-column-properties style:column-width="15.589cm" style:rel-column-width="65535*"/>
    </style:style>
    <style:style style:name="SemanticAnnotation-ref-tbescopo.A1" style:family="table-cell">
      <style:table-cell-properties fo:padding="0.097cm" fo:border="0.002cm solid #000000"/>
    </style:style>
    <style:style style:name="SemanticAnnotation-ref-tbrf" style:family="table">
      <style:table-properties style:width="22.864cm" table:align="left" style:writing-mode="lr-tb"/>
    </style:style>
    <style:style style:name="SemanticAnnotation-ref-tbrf.A" style:family="table-column">
      <style:table-column-properties style:column-width="2.328cm"/>
    </style:style>
    <style:style style:name="SemanticAnnotation-ref-tbrf.B" style:family="table-column">
      <style:table-column-properties style:column-width="10.583cm"/>
    </style:style>
    <style:style style:name="SemanticAnnotation-ref-tbrf.C" style:family="table-column">
      <style:table-column-properties style:column-width="3.175cm"/>
    </style:style>
    <style:style style:name="SemanticAnnotation-ref-tbrf.D" style:family="table-column">
      <style:table-column-properties style:column-width="6.777cm"/>
    </style:style>
    <style:style style:name="SemanticAnnotation-ref-tbrf.1" style:family="table-row">
      <style:table-row-properties style:keep-together="true" fo:keep-together="auto"/>
    </style:style>
    <style:style style:name="SemanticAnnotation-ref-tbrf.A1" style:family="table-cell">
      <style:table-cell-properties style:vertical-align="top" fo:padding="0.097cm" fo:border-left="0.002cm solid #000000" fo:border-right="none" fo:border-top="0.002cm solid #000000" fo:border-bottom="0.002cm solid #000000" style:writing-mode="lr-tb"/>
    </style:style>
    <style:style style:name="SemanticAnnotation-ref-tbrf.D1" style:family="table-cell">
      <style:table-cell-properties style:vertical-align="top" fo:padding="0.097cm" fo:border="0.002cm solid #000000" style:writing-mode="lr-tb"/>
    </style:style>
    <style:style style:name="SemanticAnnotation-ref-tbrn" style:family="table">
      <style:table-properties style:width="22.864cm" table:align="left" style:writing-mode="lr-tb"/>
    </style:style>
    <style:style style:name="SemanticAnnotation-ref-tbrn.A" style:family="table-column">
      <style:table-column-properties style:column-width="2.328cm"/>
    </style:style>
    <style:style style:name="SemanticAnnotation-ref-tbrn.B" style:family="table-column">
      <style:table-column-properties style:column-width="10.583cm"/>
    </style:style>
    <style:style style:name="SemanticAnnotation-ref-tbrn.C" style:family="table-column">
      <style:table-column-properties style:column-width="3.175cm"/>
    </style:style>
    <style:style style:name="SemanticAnnotation-ref-tbrn.D" style:family="table-column">
      <style:table-column-properties style:column-width="6.777cm"/>
    </style:style>
    <style:style style:name="SemanticAnnotation-ref-tbrn.1" style:family="table-row">
      <style:table-row-properties style:keep-together="true" fo:keep-together="auto"/>
    </style:style>
    <style:style style:name="SemanticAnnotation-ref-tbrn.A1" style:family="table-cell">
      <style:table-cell-properties style:vertical-align="top" fo:padding="0.097cm" fo:border-left="0.002cm solid #000000" fo:border-right="none" fo:border-top="0.002cm solid #000000" fo:border-bottom="0.002cm solid #000000" style:writing-mode="lr-tb"/>
    </style:style>
    <style:style style:name="SemanticAnnotation-ref-tbrn.D1" style:family="table-cell">
      <style:table-cell-properties style:vertical-align="top" fo:padding="0.097cm" fo:border="0.002cm solid #000000" style:writing-mode="lr-tb"/>
    </style:style>
    <style:style style:name="SemanticAnnotation-ref-tbrnf" style:family="table">
      <style:table-properties style:width="22.864cm" table:align="left" style:writing-mode="lr-tb"/>
    </style:style>
    <style:style style:name="SemanticAnnotation-ref-tbrnf.A" style:family="table-column">
      <style:table-column-properties style:column-width="2.249cm"/>
    </style:style>
    <style:style style:name="SemanticAnnotation-ref-tbrnf.B" style:family="table-column">
      <style:table-column-properties style:column-width="10.769cm"/>
    </style:style>
    <style:style style:name="SemanticAnnotation-ref-tbrnf.C" style:family="table-column">
      <style:table-column-properties style:column-width="2.963cm"/>
    </style:style>
    <style:style style:name="SemanticAnnotation-ref-tbrnf.D" style:family="table-column">
      <style:table-column-properties style:column-width="2.514cm"/>
    </style:style>
    <style:style style:name="SemanticAnnotation-ref-tbrnf.E" style:family="table-column">
      <style:table-column-properties style:column-width="2.037cm"/>
    </style:style>
    <style:style style:name="SemanticAnnotation-ref-tbrnf.F" style:family="table-column">
      <style:table-column-properties style:column-width="2.332cm"/>
    </style:style>
    <style:style style:name="SemanticAnnotation-ref-tbrnf.1" style:family="table-row">
      <style:table-row-properties style:keep-together="true" fo:keep-together="auto"/>
    </style:style>
    <style:style style:name="SemanticAnnotation-ref-tbrnf.A1" style:family="table-cell">
      <style:table-cell-properties style:vertical-align="top" fo:padding="0.097cm" fo:border-left="0.002cm solid #000000" fo:border-right="none" fo:border-top="0.002cm solid #000000" fo:border-bottom="0.002cm solid #000000" style:writing-mode="lr-tb"/>
    </style:style>
    <style:style style:name="SemanticAnnotation-ref-tbrnf.F1" style:family="table-cell">
      <style:table-cell-properties style:vertical-align="top" fo:padding="0.097cm" fo:border="0.002cm solid #000000" style:writing-mode="lr-tb"/>
    </style:style>
    <style:style style:name="SemanticAnnotation-ref-tbrnf.A3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SemanticAnnotation-ref-tbrnf.F3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paragraph-properties fo:text-align="justify" style:justify-single-word="false"/>
      <style:text-properties fo:font-weight="bold" style:font-weight-asian="bold"/>
    </style:style>
    <style:style style:name="P3" style:family="paragraph" style:parent-style-name="Standard">
      <style:text-properties fo:font-size="14pt" fo:font-weight="bold" style:font-size-asian="14pt" style:font-weight-asian="bold" style:font-size-complex="14pt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fo:margin-left="0cm" fo:margin-right="0cm" fo:text-align="justify" style:justify-single-word="false" fo:text-indent="1.249cm" style:auto-text-indent="false"/>
    </style:style>
    <style:style style:name="P6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style:font-name="Times New Roman1" fo:font-size="12pt"/>
    </style:style>
    <style:style style:name="P7" style:family="paragraph" style:parent-style-name="Standard">
      <style:paragraph-properties fo:margin-left="0.014cm" fo:margin-right="0.014cm" fo:text-align="justify" style:justify-single-word="false" fo:text-indent="0cm" style:auto-text-indent="false" style:snap-to-layout-grid="false">
        <style:tab-stops>
          <style:tab-stop style:position="1.187cm"/>
        </style:tab-stops>
      </style:paragraph-properties>
      <style:text-properties fo:font-size="10pt" fo:font-weight="bold" style:font-size-asian="10pt" style:font-weight-asian="bold" style:font-size-complex="10pt"/>
    </style:style>
    <style:style style:name="P8" style:family="paragraph" style:parent-style-name="Standard">
      <style:paragraph-properties fo:margin-left="0.014cm" fo:margin-right="0.014cm" fo:text-align="justify" style:justify-single-word="false" fo:text-indent="0cm" style:auto-text-indent="false" style:snap-to-layout-grid="false">
        <style:tab-stops>
          <style:tab-stop style:position="1.187cm"/>
        </style:tab-stops>
      </style:paragraph-properties>
      <style:text-properties fo:font-size="10pt" style:font-size-asian="10pt" style:font-size-complex="10pt"/>
    </style:style>
    <style:style style:name="P9" style:family="paragraph" style:parent-style-name="Standard">
      <style:paragraph-properties fo:margin-left="0.014cm" fo:margin-right="0.014cm" fo:text-align="justify" style:justify-single-word="false" fo:text-indent="0cm" style:auto-text-indent="false" style:snap-to-layout-grid="false">
        <style:tab-stops>
          <style:tab-stop style:position="1.187cm"/>
        </style:tab-stops>
      </style:paragraph-properties>
      <style:text-properties style:font-name="Times New Roman" fo:font-size="10pt" style:font-size-asian="10pt" style:font-size-complex="10pt"/>
    </style:style>
    <style:style style:name="P10" style:family="paragraph" style:parent-style-name="Standard">
      <style:paragraph-properties fo:margin-left="0.014cm" fo:margin-right="0.014cm" fo:text-align="justify" style:justify-single-word="false" fo:text-indent="0cm" style:auto-text-indent="false" style:snap-to-layout-grid="false">
        <style:tab-stops>
          <style:tab-stop style:position="1.187cm"/>
        </style:tab-stops>
      </style:paragraph-properties>
      <style:text-properties style:font-name="Times New Roman1" fo:font-size="10pt" style:font-size-asian="10pt" style:font-size-complex="10pt"/>
    </style:style>
    <style:style style:name="P11" style:family="paragraph" style:parent-style-name="Standard">
      <style:paragraph-properties fo:margin-left="0.014cm" fo:margin-right="0cm" fo:text-align="justify" style:justify-single-word="false" fo:text-indent="0cm" style:auto-text-indent="false" style:snap-to-layout-grid="false">
        <style:tab-stops>
          <style:tab-stop style:position="1.187cm"/>
        </style:tab-stops>
      </style:paragraph-properties>
      <style:text-properties fo:font-size="10pt" fo:font-weight="bold" style:font-size-asian="10pt" style:font-weight-asian="bold" style:font-size-complex="10pt"/>
    </style:style>
    <style:style style:name="P12" style:family="paragraph" style:parent-style-name="Standard">
      <style:paragraph-properties fo:margin-left="0.014cm" fo:margin-right="0cm" fo:text-align="justify" style:justify-single-word="false" fo:text-indent="0cm" style:auto-text-indent="false" style:snap-to-layout-grid="false">
        <style:tab-stops>
          <style:tab-stop style:position="1.187cm"/>
        </style:tab-stops>
      </style:paragraph-properties>
      <style:text-properties fo:font-size="10pt" style:font-size-asian="10pt" style:font-size-complex="10pt"/>
    </style:style>
    <style:style style:name="P13" style:family="paragraph" style:parent-style-name="Table_20_Contents_20__28_user_29_">
      <style:paragraph-properties style:snap-to-layout-grid="false"/>
    </style:style>
    <style:style style:name="P14" style:family="paragraph" style:parent-style-name="Table_20_Contents_20__28_user_29_">
      <style:paragraph-properties style:snap-to-layout-grid="false"/>
      <style:text-properties fo:font-size="10pt" fo:font-weight="bold" style:font-size-asian="10pt" style:font-weight-asian="bold" style:font-size-complex="10pt"/>
    </style:style>
    <style:style style:name="P15" style:family="paragraph" style:parent-style-name="Table_20_Contents_20__28_user_29_">
      <style:paragraph-properties style:snap-to-layout-grid="false"/>
      <style:text-properties fo:font-size="10pt" style:font-size-asian="10pt" style:font-size-complex="10pt"/>
    </style:style>
    <style:style style:name="P16" style:family="paragraph" style:parent-style-name="EstiloRAF">
      <style:paragraph-properties fo:margin-top="0.212cm" fo:margin-bottom="0cm"/>
      <style:text-properties fo:font-size="14pt" fo:font-weight="bold" style:font-size-asian="14pt" style:font-weight-asian="bold" style:font-size-complex="14pt"/>
    </style:style>
    <style:style style:name="P17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Standard">
      <style:paragraph-properties fo:text-align="justify" style:justify-single-word="false" fo:break-before="page"/>
      <style:text-properties fo:font-weight="bold" style:font-weight-asian="bold"/>
    </style:style>
    <style:style style:name="P20" style:family="paragraph" style:parent-style-name="Standard" style:master-page-name="First_20_Page">
      <style:paragraph-properties fo:text-align="center" style:justify-single-word="false" style:page-number="auto"/>
      <style:text-properties fo:font-size="16pt" fo:font-weight="bold" style:font-size-asian="16pt" style:font-weight-asian="bold" style:font-size-complex="16pt"/>
    </style:style>
    <style:style style:name="P21" style:family="paragraph" style:parent-style-name="Standard" style:master-page-name="Converter_20_1">
      <style:paragraph-properties fo:text-align="justify" style:justify-single-word="false" style:page-number="auto"/>
      <style:text-properties fo:font-weight="bold" style:font-weight-asian="bold"/>
    </style:style>
    <style:style style:name="P22" style:family="paragraph" style:parent-style-name="Standard">
      <style:paragraph-properties fo:margin-left="0.014cm" fo:margin-right="0.014cm" fo:text-align="justify" style:justify-single-word="false" fo:text-indent="0cm" style:auto-text-indent="false" style:snap-to-layout-grid="false">
        <style:tab-stops>
          <style:tab-stop style:position="1.187cm"/>
        </style:tab-stops>
      </style:paragraph-properties>
      <style:text-properties style:font-name="Times New Roman1" fo:font-size="10pt" style:font-size-asian="10pt" style:font-size-complex="10pt"/>
    </style:style>
    <style:style style:name="T1" style:family="text">
      <style:text-properties fo:font-weight="bold" style:font-weight-asian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language="pt" fo:country="BR" style:language-complex="ar" style:country-complex="SA"/>
    </style:style>
    <style:style style:name="T4" style:family="text">
      <style:text-properties style:font-name="Times New Roman1"/>
    </style:style>
    <style:style style:name="T5" style:family="text">
      <style:text-properties fo:background-color="#ffff0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[[completeText]];instance({content},http://localhost/ontologies/SE/onto.owl#Projeto,$projeto);" text:name="hf001"/>
        <text:user-field-decl office:value-type="string" office:string-value="[[break with ',' into 'var']];instance({slice},http://localhost/ontologies/SE/onto.owl#Pessoa,$pessoa);property($pessoa,http://localhost/ontologies/SE/onto.owl#estaEnvolvidoEm,$projeto);" text:name="hf002"/>
        <text:user-field-decl office:value-type="string" office:string-value="[[ignorerow 0]];[[at 0]];instance({content},http://localhost/ontologies/SE/onto.owl#RequisitoFuncional,#req);property(#req,http://localhost/ontologies/SE/onto.owl#artefatoProduzidoEm,$projeto);[[at 1]];property(#req,http://localhost/ontologies/SE/onto.owl#descricao,{content});[[at 2]];property(#req,http://localhost/ontologies/SE/onto.owl#categoria,{content});[[at 3];property(#req,http://localhost/ontologies/SE/onto.owl#valorEscopo,{content});[[at 4]];property(#req,http://localhost/ontologies/SE/onto.owl#prioridade,{content});[[at 4 break with ',']];instance({slice},http://localhost/ontologies/SE/onto.owl#Requisito,#reqlinha);property(#req,http://localhost/ontologies/SE/onto.owl#relacionadoCom,#reqlinha);" text:name="tbrf"/>
        <text:user-field-decl office:value-type="string" office:string-value="[[ignorerow 0]];[[at 0]];instance({content},http://localhost/ontologies/SE/onto.owl#RegraNegocio,#regra;[[at 1]];property(#req,http://localhost/ontologies/SE/onto.owl#descricao,{content});[[at 4]];property(#req,http://localhost/ontologies/SE/onto.owl#prioridade,{content});[[at 4 break with ',']];instance({slice},http://localhost/ontologies/SE/onto.owl#Requisito,#reqlinha);property(#regra,http://localhost/ontologies/SE/onto.owl#relacionadoCom,#reqlinha);" text:name="tbrn"/>
        <text:user-field-decl office:value-type="string" office:string-value="[[ignorerow 0]];[[at 0]];instance({content},http://localhost/ontologies/SE/onto.owl#RequisitoNaoFuncional,#req);property(#req,http://localhost/ontologies/SE/onto.owl#artefatoProduzidoEm,$projeto);[[at 1]];property(#req,http://localhost/ontologies/SE/onto.owl#descricao,{content});[[at 2]];property(#req,http://localhost/ontologies/SE/onto.owl#categoria,{content});[[at 3];property(#req,http://localhost/ontologies/SE/onto.owl#valorEscopo,{content});[[at 4]];property(#req,http://localhost/ontologies/SE/onto.owl#prioridade,{content});[[at 4 break with ',']];instance({slice},http://localhost/ontologies/SE/onto.owl#Requisito,#reqlinha);property(#req,http://localhost/ontologies/SE/onto.owl#relacionadoCom,#reqlinha);" text:name="tbrnf"/>
        <text:user-field-decl office:value-type="string" office:string-value="[[at 0]];instance(escopo_$projeto,http://localhost/ontologies/SE/onto.owl#Escopo,$escopo);property($escopo,http://localhost/ontologies/SE/onto.owl#descricao,{content});property($escopo,http://localhost/ontologies/SE/onto.owl#escopoDoProjeto,$projeto);" text:name="tbEscopo"/>
        <text:user-field-decl office:value-type="string" office:string-value="true" text:name="SemanticDocument"/>
      </text:user-field-decls>
      <text:p text:style-name="P20">Documento de Requisitos</text:p>
      <text:p text:style-name="Standard"/>
      <text:p text:style-name="P1"/>
      <text:p text:style-name="Standard"><text:span text:style-name="T1">Projeto</text:span>: <text:span text:style-name="SemanticAnnotation-ref-hf001">&lt;&lt;nome do projeto&gt;&gt;</text:span></text:p>
      <text:p text:style-name="Standard"/>
      <text:p text:style-name="Standard">Registro de Alterações:</text:p>
      <text:p text:style-name="Standard"/>
      <table:table table:name="Tabela9" table:style-name="Tabela9">
        <table:table-column table:style-name="Tabela9.A" table:number-columns-repeated="3"/>
        <table:table-column table:style-name="Tabela9.D"/>
        <table:table-row>
          <table:table-cell table:style-name="Tabela9.A1" office:value-type="string">
            <text:p text:style-name="P17">Versão</text:p>
          </table:table-cell>
          <table:table-cell table:style-name="Tabela9.A1" office:value-type="string">
            <text:p text:style-name="P17">Responsáveis</text:p>
          </table:table-cell>
          <table:table-cell table:style-name="Tabela9.A1" office:value-type="string">
            <text:p text:style-name="P17">Data</text:p>
          </table:table-cell>
          <table:table-cell table:style-name="Tabela9.D1" office:value-type="string">
            <text:p text:style-name="P17">Alterações</text:p>
          </table:table-cell>
        </table:table-row>
        <table:table-row>
          <table:table-cell table:style-name="Tabela9.A2" office:value-type="string">
            <text:p text:style-name="P18">&lt;&lt;identificação da versão&gt;&gt;</text:p>
          </table:table-cell>
          <table:table-cell table:style-name="Tabela9.A2" office:value-type="string">
            <text:p text:style-name="P18">&lt;&lt;<text:span text:style-name="SemanticAnnotation-ref-hf002"><text:span text:style-name="T3">nomes das pessoas que elaboraram ou alteraram a versão, separados por vírgula</text:span></text:span>&gt;&gt;</text:p>
          </table:table-cell>
          <table:table-cell table:style-name="Tabela9.A2" office:value-type="string">
            <text:p text:style-name="P18">&lt;&lt;data de registro da versão&gt;&gt;</text:p>
          </table:table-cell>
          <table:table-cell table:style-name="Tabela9.D2" office:value-type="string">
            <text:p text:style-name="P18">&lt;&lt;alterações em relação à versão anterior&gt;&gt;</text:p>
          </table:table-cell>
        </table:table-row>
      </table:table>
      <text:p text:style-name="P3"/>
      <text:p text:style-name="P3"/>
      <text:p text:style-name="P3">1. Introdução</text:p>
      <text:p text:style-name="Standard"/>
      <text:p text:style-name="P6">Este documento apresenta os requisitos de usuário da ferramenta &lt;&lt;nome da ferramenta&gt;&gt; e está organizado da seguinte forma: a seção 2 contém uma descrição do propósito do sistema; a seção 3 apresenta uma descrição do minimundo apresentando o problema; e a seção 4 apresenta a lista de requisitos de usuário levantados junto ao cliente.</text:p>
      <text:p text:style-name="Standard"/>
      <text:p text:style-name="P3">2. Descrição do Propósito do Sistema</text:p>
      <text:p text:style-name="Standard"/>
      <text:p text:style-name="P5">&lt;&lt;texto de apenas um parágrafo, descrevendo o propósito geral da ferramenta&gt;&gt;</text:p>
      <text:p text:style-name="Standard"/>
      <text:p text:style-name="P3">3. Descrição do Minimundo</text:p>
      <text:p text:style-name="Standard"/>
      <table:table table:name="SemanticAnnotation-ref-tbescopo" table:style-name="SemanticAnnotation-ref-tbescopo">
        <table:table-column table:style-name="SemanticAnnotation-ref-tbescopo.A"/>
        <table:table-row>
          <table:table-cell table:style-name="SemanticAnnotation-ref-tbescopo.A1" office:value-type="string">
            <text:p text:style-name="P5">&lt;&lt;texto livre dando uma visão geral do domínio, do problema a ser resolvido e dos processos de negócio apoiados, bem como as principais ideias sobre o sistema a ser desenvolvido&gt;&gt;</text:p>
          </table:table-cell>
        </table:table-row>
      </table:table>
      <text:p text:style-name="Standard"/>
      <text:p text:style-name="P16">4. Requisitos de Usuário</text:p>
      <text:p text:style-name="Standard"/>
      <text:p text:style-name="P5">Tomando por base o contexto do sistema, foram identificados os seguintes requisitos de usuário:</text:p>
      <text:p text:style-name="P5">&lt;&lt;<text:span text:style-name="T5">Aqui devem ser listados os requisitos da ferramenta. Observe que já há um conjunto de nove requisitos não funcionais de escopo de sistema previamente definidos para o Projeto ODE que deve ser tratado por todas as ferramentas. Apenas RNF09 pode ser excluído. Por outro lado, novos RNFs podem ser adicionados.</text:span>&gt;&gt;</text:p>
      <text:p text:style-name="P21">Requisitos Funcionais</text:p>
      <text:p text:style-name="P2"/>
      <table:table table:name="SemanticAnnotation-ref-tbrf" table:style-name="SemanticAnnotation-ref-tbrf">
        <table:table-column table:style-name="SemanticAnnotation-ref-tbrf.A"/>
        <table:table-column table:style-name="SemanticAnnotation-ref-tbrf.B"/>
        <table:table-column table:style-name="SemanticAnnotation-ref-tbrf.C"/>
        <table:table-column table:style-name="SemanticAnnotation-ref-tbrf.D"/>
        <table:table-row table:style-name="SemanticAnnotation-ref-tbrf.1">
          <table:table-cell table:style-name="SemanticAnnotation-ref-tbrf.A1" office:value-type="string">
            <text:p text:style-name="P14">Identificador</text:p>
          </table:table-cell>
          <table:table-cell table:style-name="SemanticAnnotation-ref-tbrf.A1" office:value-type="string">
            <text:p text:style-name="P7">Descrição</text:p>
          </table:table-cell>
          <table:table-cell table:style-name="SemanticAnnotation-ref-tbrf.A1" office:value-type="string">
            <text:p text:style-name="P7">Prioridade</text:p>
          </table:table-cell>
          <table:table-cell table:style-name="SemanticAnnotation-ref-tbrf.D1" office:value-type="string">
            <text:p text:style-name="P7">Depende de</text:p>
          </table:table-cell>
        </table:table-row>
        <table:table-row table:style-name="SemanticAnnotation-ref-tbrf.1">
          <table:table-cell table:style-name="SemanticAnnotation-ref-tbrf.A1" office:value-type="string">
            <text:p text:style-name="P13"><text:span text:style-name="T2">&lt;&lt;</text:span><text:span text:style-name="T2">RFXX&gt;&gt;</text:span></text:p>
          </table:table-cell>
          <table:table-cell table:style-name="SemanticAnnotation-ref-tbrf.A1" office:value-type="string">
            <text:p text:style-name="P8">&lt;&lt;descrição segundo padrão definido&gt;&gt;</text:p>
          </table:table-cell>
          <table:table-cell table:style-name="SemanticAnnotation-ref-tbrf.A1" office:value-type="string">
            <text:p text:style-name="P8">&lt;&lt;valores possíveis: Alta, Média ou Baixa&gt;&gt;</text:p>
          </table:table-cell>
          <table:table-cell table:style-name="SemanticAnnotation-ref-tbrf.D1" office:value-type="string">
            <text:p text:style-name="P8">&lt;&lt;ids dos requisitos relacionados, separados por vírgula&gt;&gt;</text:p>
          </table:table-cell>
        </table:table-row>
      </table:table>
      <text:p text:style-name="P4"/>
      <text:p text:style-name="P4"/>
      <text:p text:style-name="P2">Regras de Negócio</text:p>
      <text:p text:style-name="P2"/>
      <table:table table:name="SemanticAnnotation-ref-tbrn" table:style-name="SemanticAnnotation-ref-tbrn">
        <table:table-column table:style-name="SemanticAnnotation-ref-tbrn.A"/>
        <table:table-column table:style-name="SemanticAnnotation-ref-tbrn.B"/>
        <table:table-column table:style-name="SemanticAnnotation-ref-tbrn.C"/>
        <table:table-column table:style-name="SemanticAnnotation-ref-tbrn.D"/>
        <table:table-row table:style-name="SemanticAnnotation-ref-tbrn.1">
          <table:table-cell table:style-name="SemanticAnnotation-ref-tbrn.A1" office:value-type="string">
            <text:p text:style-name="P14">Identificador</text:p>
          </table:table-cell>
          <table:table-cell table:style-name="SemanticAnnotation-ref-tbrn.A1" office:value-type="string">
            <text:p text:style-name="P7">Descrição</text:p>
          </table:table-cell>
          <table:table-cell table:style-name="SemanticAnnotation-ref-tbrn.A1" office:value-type="string">
            <text:p text:style-name="P7">Prioridade</text:p>
          </table:table-cell>
          <table:table-cell table:style-name="SemanticAnnotation-ref-tbrn.D1" office:value-type="string">
            <text:p text:style-name="P7">Depende de</text:p>
          </table:table-cell>
        </table:table-row>
        <table:table-row table:style-name="SemanticAnnotation-ref-tbrn.1">
          <table:table-cell table:style-name="SemanticAnnotation-ref-tbrn.A1" office:value-type="string">
            <text:p text:style-name="P13"><text:span text:style-name="T2">&lt;&lt;</text:span><text:span text:style-name="T2">RNXX&gt;&gt;</text:span></text:p>
          </table:table-cell>
          <table:table-cell table:style-name="SemanticAnnotation-ref-tbrn.A1" office:value-type="string">
            <text:p text:style-name="P8">&lt;&lt;descrição segundo padrão definido&gt;&gt;</text:p>
          </table:table-cell>
          <table:table-cell table:style-name="SemanticAnnotation-ref-tbrn.A1" office:value-type="string">
            <text:p text:style-name="P8">&lt;&lt;valores possíveis: Alta, Média ou Baixa&gt;&gt;</text:p>
          </table:table-cell>
          <table:table-cell table:style-name="SemanticAnnotation-ref-tbrn.D1" office:value-type="string">
            <text:p text:style-name="P8">&lt;&lt;ids dos requisitos relacionados, separados por vírgula&gt;&gt;</text:p>
          </table:table-cell>
        </table:table-row>
      </table:table>
      <text:p text:style-name="P4"/>
      <text:p text:style-name="P4"/>
      <text:p text:style-name="P2"/>
      <text:p text:style-name="P19">Requisitos Não Funcionais</text:p>
      <text:p text:style-name="P2"/>
      <table:table table:name="SemanticAnnotation-ref-tbrnf" table:style-name="SemanticAnnotation-ref-tbrnf">
        <table:table-column table:style-name="SemanticAnnotation-ref-tbrnf.A"/>
        <table:table-column table:style-name="SemanticAnnotation-ref-tbrnf.B"/>
        <table:table-column table:style-name="SemanticAnnotation-ref-tbrnf.C"/>
        <table:table-column table:style-name="SemanticAnnotation-ref-tbrnf.D"/>
        <table:table-column table:style-name="SemanticAnnotation-ref-tbrnf.E"/>
        <table:table-column table:style-name="SemanticAnnotation-ref-tbrnf.F"/>
        <table:table-row table:style-name="SemanticAnnotation-ref-tbrnf.1">
          <table:table-cell table:style-name="SemanticAnnotation-ref-tbrnf.A1" office:value-type="string">
            <text:p text:style-name="P14">Identificador</text:p>
          </table:table-cell>
          <table:table-cell table:style-name="SemanticAnnotation-ref-tbrnf.A1" office:value-type="string">
            <text:p text:style-name="P7">Descrição</text:p>
          </table:table-cell>
          <table:table-cell table:style-name="SemanticAnnotation-ref-tbrnf.A1" office:value-type="string">
            <text:p text:style-name="P7">Categoria</text:p>
          </table:table-cell>
          <table:table-cell table:style-name="SemanticAnnotation-ref-tbrnf.A1" office:value-type="string">
            <text:p text:style-name="P7">Escopo</text:p>
          </table:table-cell>
          <table:table-cell table:style-name="SemanticAnnotation-ref-tbrnf.A1" office:value-type="string">
            <text:p text:style-name="P7">Prioridade</text:p>
          </table:table-cell>
          <table:table-cell table:style-name="SemanticAnnotation-ref-tbrnf.F1" office:value-type="string">
            <text:p text:style-name="P11">Depende de</text:p>
          </table:table-cell>
        </table:table-row>
        <table:table-row table:style-name="SemanticAnnotation-ref-tbrnf.1">
          <table:table-cell table:style-name="SemanticAnnotation-ref-tbrnf.A1" office:value-type="string">
            <text:p text:style-name="P15">RNF01</text:p>
          </table:table-cell>
          <table:table-cell table:style-name="SemanticAnnotation-ref-tbrnf.A1" office:value-type="string">
            <text:p text:style-name="P10">A ferramenta deve prover controle de acesso às funcionalidades.</text:p>
          </table:table-cell>
          <table:table-cell table:style-name="SemanticAnnotation-ref-tbrnf.A1" office:value-type="string">
            <text:p text:style-name="P8"><text:span text:style-name="T4">Segurança de Acesso</text:span> </text:p>
          </table:table-cell>
          <table:table-cell table:style-name="SemanticAnnotation-ref-tbrnf.A1" office:value-type="string">
            <text:p text:style-name="P8"><text:span text:style-name="T4">Sistema</text:span> </text:p>
          </table:table-cell>
          <table:table-cell table:style-name="SemanticAnnotation-ref-tbrnf.A1" office:value-type="string">
            <text:p text:style-name="P8"><text:span text:style-name="T4">Média</text:span> </text:p>
          </table:table-cell>
          <table:table-cell table:style-name="SemanticAnnotation-ref-tbrnf.F1" office:value-type="string">
            <text:p text:style-name="P12"/>
          </table:table-cell>
        </table:table-row>
        <table:table-row table:style-name="SemanticAnnotation-ref-tbrnf.1">
          <table:table-cell table:style-name="SemanticAnnotation-ref-tbrnf.A3" office:value-type="string">
            <text:p text:style-name="P15">RNF02</text:p>
          </table:table-cell>
          <table:table-cell table:style-name="SemanticAnnotation-ref-tbrnf.A3" office:value-type="string">
            <text:p text:style-name="P8"><text:span text:style-name="T4">A ferramenta deve ser de aprendizado fácil, não sendo necessário nenhum treinamento especial para seu uso</text:span> .</text:p>
          </table:table-cell>
          <table:table-cell table:style-name="SemanticAnnotation-ref-tbrnf.A3" office:value-type="string">
            <text:p text:style-name="P8"><text:span text:style-name="T4">Facilidade de Aprendizado</text:span> </text:p>
          </table:table-cell>
          <table:table-cell table:style-name="SemanticAnnotation-ref-tbrnf.A3" office:value-type="string">
            <text:p text:style-name="P10">Sistema</text:p>
          </table:table-cell>
          <table:table-cell table:style-name="SemanticAnnotation-ref-tbrnf.A3" office:value-type="string">
            <text:p text:style-name="P10">Média</text:p>
          </table:table-cell>
          <table:table-cell table:style-name="SemanticAnnotation-ref-tbrnf.F3" office:value-type="string">
            <text:p text:style-name="P12"/>
          </table:table-cell>
        </table:table-row>
        <table:table-row table:style-name="SemanticAnnotation-ref-tbrnf.1">
          <table:table-cell table:style-name="SemanticAnnotation-ref-tbrnf.A3" office:value-type="string">
            <text:p text:style-name="P15">RNF03</text:p>
          </table:table-cell>
          <table:table-cell table:style-name="SemanticAnnotation-ref-tbrnf.A3" office:value-type="string">
            <text:p text:style-name="P10">A ferramenta deve ser de fácil operação, não sendo necessário uso contínuo para uma boa operação do sistema.</text:p>
          </table:table-cell>
          <table:table-cell table:style-name="SemanticAnnotation-ref-tbrnf.A3" office:value-type="string">
            <text:p text:style-name="P8"><text:span text:style-name="T4">Facilidade de Operação</text:span> </text:p>
          </table:table-cell>
          <table:table-cell table:style-name="SemanticAnnotation-ref-tbrnf.A3" office:value-type="string">
            <text:p text:style-name="P10">Sistema</text:p>
          </table:table-cell>
          <table:table-cell table:style-name="SemanticAnnotation-ref-tbrnf.A3" office:value-type="string">
            <text:p text:style-name="P8"><text:span text:style-name="T4">Alta</text:span> </text:p>
          </table:table-cell>
          <table:table-cell table:style-name="SemanticAnnotation-ref-tbrnf.F3" office:value-type="string">
            <text:p text:style-name="P12"/>
          </table:table-cell>
        </table:table-row>
        <table:table-row table:style-name="SemanticAnnotation-ref-tbrnf.1">
          <table:table-cell table:style-name="SemanticAnnotation-ref-tbrnf.A3" office:value-type="string">
            <text:p text:style-name="P15">RNF04</text:p>
          </table:table-cell>
          <table:table-cell table:style-name="SemanticAnnotation-ref-tbrnf.A3" office:value-type="string">
            <text:p text:style-name="P10">A ferramenta deve ser implementada na plataforma definida para o Projeto ODE-Web.</text:p>
          </table:table-cell>
          <table:table-cell table:style-name="SemanticAnnotation-ref-tbrnf.A3" office:value-type="string">
            <text:p text:style-name="P8"><text:span text:style-name="T4">Manutenibilidade</text:span> </text:p>
          </table:table-cell>
          <table:table-cell table:style-name="SemanticAnnotation-ref-tbrnf.A3" office:value-type="string">
            <text:p text:style-name="P10">Sistema</text:p>
          </table:table-cell>
          <table:table-cell table:style-name="SemanticAnnotation-ref-tbrnf.A3" office:value-type="string">
            <text:p text:style-name="P8"><text:span text:style-name="T4">Alta</text:span> </text:p>
          </table:table-cell>
          <table:table-cell table:style-name="SemanticAnnotation-ref-tbrnf.F3" office:value-type="string">
            <text:p text:style-name="P12"/>
          </table:table-cell>
        </table:table-row>
        <table:table-row table:style-name="SemanticAnnotation-ref-tbrnf.1">
          <table:table-cell table:style-name="SemanticAnnotation-ref-tbrnf.A3" office:value-type="string">
            <text:p text:style-name="P15">RNF05</text:p>
          </table:table-cell>
          <table:table-cell table:style-name="SemanticAnnotation-ref-tbrnf.A3" office:value-type="string">
            <text:p text:style-name="P10">A persistência das informações deve ser implementada usando o Sistema Gerenciador de Bancos de Dados estabelecido na plataforma de implementação do Projeto ODE-Web. Contudo, as ferramentas devem ser projetadas para, no futuro, ser possível utilizar outra tecnologia de bancos de dados.</text:p>
          </table:table-cell>
          <table:table-cell table:style-name="SemanticAnnotation-ref-tbrnf.A3" office:value-type="string">
            <text:p text:style-name="P8"><text:span text:style-name="T4">Portabilidade</text:span> </text:p>
          </table:table-cell>
          <table:table-cell table:style-name="SemanticAnnotation-ref-tbrnf.A3" office:value-type="string">
            <text:p text:style-name="P10">Sistema</text:p>
          </table:table-cell>
          <table:table-cell table:style-name="SemanticAnnotation-ref-tbrnf.A3" office:value-type="string">
            <text:p text:style-name="P8"><text:span text:style-name="T4">Alta</text:span> </text:p>
          </table:table-cell>
          <table:table-cell table:style-name="SemanticAnnotation-ref-tbrnf.F3" office:value-type="string">
            <text:p text:style-name="P12">RNF04</text:p>
          </table:table-cell>
        </table:table-row>
        <table:table-row table:style-name="SemanticAnnotation-ref-tbrnf.1">
          <table:table-cell table:style-name="SemanticAnnotation-ref-tbrnf.A3" office:value-type="string">
            <text:p text:style-name="P15">RNF06</text:p>
          </table:table-cell>
          <table:table-cell table:style-name="SemanticAnnotation-ref-tbrnf.A3" office:value-type="string">
            <text:p text:style-name="P9">A ferramenta deve estar disponível como uma aplicação Web, acessível a partir dos principais navegadores disponíveis no mercado.</text:p>
          </table:table-cell>
          <table:table-cell table:style-name="SemanticAnnotation-ref-tbrnf.A3" office:value-type="string">
            <text:p text:style-name="P8"><text:span text:style-name="T4">Portabilidade</text:span> </text:p>
          </table:table-cell>
          <table:table-cell table:style-name="SemanticAnnotation-ref-tbrnf.A3" office:value-type="string">
            <text:p text:style-name="P10">Sistema</text:p>
          </table:table-cell>
          <table:table-cell table:style-name="SemanticAnnotation-ref-tbrnf.A3" office:value-type="string">
            <text:p text:style-name="P8"><text:span text:style-name="T4">Alta</text:span> </text:p>
          </table:table-cell>
          <table:table-cell table:style-name="SemanticAnnotation-ref-tbrnf.F3" office:value-type="string">
            <text:p text:style-name="P12"/>
          </table:table-cell>
        </table:table-row>
        <table:table-row table:style-name="SemanticAnnotation-ref-tbrnf.1">
          <table:table-cell table:style-name="SemanticAnnotation-ref-tbrnf.A3" office:value-type="string">
            <text:p text:style-name="P15">RNF07</text:p>
          </table:table-cell>
          <table:table-cell table:style-name="SemanticAnnotation-ref-tbrnf.A3" office:value-type="string">
            <text:p text:style-name="P9">O sistema deve ser fácil de manter, de modo a acomodar novas funcionalidades ou até mesmo adaptação para organizações específicas.</text:p>
          </table:table-cell>
          <table:table-cell table:style-name="SemanticAnnotation-ref-tbrnf.A3" office:value-type="string">
            <text:p text:style-name="P8"><text:span text:style-name="T4">Manutenibilidade</text:span> </text:p>
          </table:table-cell>
          <table:table-cell table:style-name="SemanticAnnotation-ref-tbrnf.A3" office:value-type="string">
            <text:p text:style-name="P10">Sistema</text:p>
          </table:table-cell>
          <table:table-cell table:style-name="SemanticAnnotation-ref-tbrnf.A3" office:value-type="string">
            <text:p text:style-name="P8"><text:span text:style-name="T4">Alta</text:span> </text:p>
          </table:table-cell>
          <table:table-cell table:style-name="SemanticAnnotation-ref-tbrnf.F3" office:value-type="string">
            <text:p text:style-name="P12"/>
          </table:table-cell>
        </table:table-row>
        <table:table-row table:style-name="SemanticAnnotation-ref-tbrnf.1">
          <table:table-cell table:style-name="SemanticAnnotation-ref-tbrnf.A3" office:value-type="string">
            <text:p text:style-name="P15">RNF08</text:p>
          </table:table-cell>
          <table:table-cell table:style-name="SemanticAnnotation-ref-tbrnf.A3" office:value-type="string">
            <text:p text:style-name="P10">O desenvolvimento do sistema deve explorar o potencial de reutilização de componentes, tanto no que se refere ao desenvolvimento com reúso quanto ao desenvolvimento para reúso.</text:p>
          </table:table-cell>
          <table:table-cell table:style-name="SemanticAnnotation-ref-tbrnf.A3" office:value-type="string">
            <text:p text:style-name="P8">Reusabilidade</text:p>
          </table:table-cell>
          <table:table-cell table:style-name="SemanticAnnotation-ref-tbrnf.A3" office:value-type="string">
            <text:p text:style-name="P8">Sistema</text:p>
          </table:table-cell>
          <table:table-cell table:style-name="SemanticAnnotation-ref-tbrnf.A3" office:value-type="string">
            <text:p text:style-name="P8">Média</text:p>
          </table:table-cell>
          <table:table-cell table:style-name="SemanticAnnotation-ref-tbrnf.F3" office:value-type="string">
            <text:p text:style-name="P12"/>
          </table:table-cell>
        </table:table-row>
        <table:table-row table:style-name="SemanticAnnotation-ref-tbrnf.1">
          <table:table-cell table:style-name="SemanticAnnotation-ref-tbrnf.A3" office:value-type="string">
            <text:p text:style-name="P15">RNF09</text:p>
          </table:table-cell>
          <table:table-cell table:style-name="SemanticAnnotation-ref-tbrnf.A3" office:value-type="string">
            <text:p text:style-name="P9">A ferramenta deve poder ser utilizada tanto integrada ao ambiente ODE quanto individualmente. </text:p>
          </table:table-cell>
          <table:table-cell table:style-name="SemanticAnnotation-ref-tbrnf.A3" office:value-type="string">
            <text:p text:style-name="P8"><text:span text:style-name="T4">Interoperabilidade</text:span> </text:p>
          </table:table-cell>
          <table:table-cell table:style-name="SemanticAnnotation-ref-tbrnf.A3" office:value-type="string">
            <text:p text:style-name="P10">Sistema</text:p>
          </table:table-cell>
          <table:table-cell table:style-name="SemanticAnnotation-ref-tbrnf.A3" office:value-type="string">
            <text:p text:style-name="P8"><text:span text:style-name="T4">Alta</text:span> </text:p>
          </table:table-cell>
          <table:table-cell table:style-name="SemanticAnnotation-ref-tbrnf.F3" office:value-type="string">
            <text:p text:style-name="P12"/>
          </table:table-cell>
        </table:table-row>
        <table:table-row table:style-name="SemanticAnnotation-ref-tbrnf.1">
          <table:table-cell table:style-name="SemanticAnnotation-ref-tbrnf.A3" office:value-type="string">
            <text:p text:style-name="P15">&lt;&lt;RNFXX&gt;&gt;</text:p>
          </table:table-cell>
          <table:table-cell table:style-name="SemanticAnnotation-ref-tbrnf.A3" office:value-type="string">
            <text:p text:style-name="P8">&lt;&lt; descrição segundo padrão definido &gt;&gt;</text:p>
          </table:table-cell>
          <table:table-cell table:style-name="SemanticAnnotation-ref-tbrnf.A3" office:value-type="string">
            <text:p text:style-name="P8">&lt;&lt;valores possíveis: Interoperabilidade, Segurança de Acesso, Facilidade de Aprendizado, Facilidade de Operação, Atratividade, Eficiência em relação ao tempo, <text:soft-page-break/>Disponibilidade, Manutenibilidade, Portabilidade ou Reusabilidade &gt;&gt;</text:p>
          </table:table-cell>
          <table:table-cell table:style-name="SemanticAnnotation-ref-tbrnf.A3" office:value-type="string">
            <text:p text:style-name="P8">&lt;&lt;valores possíveis: Sistema ou Funcionalidade&gt;&gt;</text:p>
          </table:table-cell>
          <table:table-cell table:style-name="SemanticAnnotation-ref-tbrnf.A3" office:value-type="string">
            <text:p text:style-name="P8">&lt;&lt;valores possíveis: Alta, Média ou Baixa&gt;&gt;</text:p>
          </table:table-cell>
          <table:table-cell table:style-name="SemanticAnnotation-ref-tbrnf.F3" office:value-type="string">
            <text:p text:style-name="P12">&lt;&lt;ids dos requisitos relacionados, separados por vírgula&gt;&gt;</text:p>
          </table:table-cell>
        </table:table-row>
      </table:table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Times New Roman1" svg:font-family="'Times New Roman'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Wedgie Medium" svg:font-family="'Wedgie Medium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Subtitle" style:class="text">
      <style:paragraph-properties fo:margin-top="0.423cm" fo:margin-bottom="0.106cm" fo:text-align="center" style:justify-single-word="false" fo:keep-with-next="always"/>
      <style:text-properties style:font-name="Arial" fo:font-size="16pt" fo:font-weight="bold" style:letter-kerning="true" style:font-name-asian="MS Mincho" style:font-size-asian="16pt" style:font-weight-asian="bold" style:font-name-complex="Arial" style:font-size-complex="16pt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Standard" style:next-style-name="Text_20_body" style:class="chapter">
      <style:paragraph-properties fo:margin-top="0cm" fo:margin-bottom="0.106cm" fo:text-align="center" style:justify-single-word="false"/>
      <style:text-properties style:font-name="Arial" style:font-name-complex="Arial"/>
    </style:style>
    <style:style style:name="List" style:family="paragraph" style:parent-style-name="Standard" style:class="list">
      <style:paragraph-properties fo:margin-left="0.499cm" fo:margin-right="0cm" fo:text-indent="-0.499cm" style:auto-text-indent="false"/>
    </style:style>
    <style:style style:name="Caption" style:family="paragraph" style:parent-style-name="Standard" style:next-style-name="Standard" style:class="extra">
      <style:paragraph-properties fo:margin-top="0.212cm" fo:margin-bottom="0.212cm"/>
      <style:text-properties fo:font-size="10pt" fo:font-weight="bold" style:font-size-asian="10pt" style:font-weight-asian="bold" style:font-size-complex="10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494cm" fo:margin-bottom="0.494cm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/>
      <style:text-properties style:font-name="Arial" fo:font-size="11pt" style:font-size-asian="11pt" style:font-name-complex="Arial" style:font-size-complex="11pt"/>
    </style:style>
    <style:style style:name="Normal_20__28_Web_29_" style:display-name="Normal (Web)" style:family="paragraph" style:parent-style-name="Standard">
      <style:paragraph-properties fo:margin-top="0.494cm" fo:margin-bottom="0.494cm"/>
    </style:style>
    <style:style style:name="Corpo_20_de_20_texto_20_2" style:display-name="Corpo de texto 2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size-complex="10pt"/>
    </style:style>
    <style:style style:name="EstiloRAF" style:family="paragraph" style:parent-style-name="Standard">
      <style:paragraph-properties fo:text-align="justify" style:justify-single-word="false"/>
      <style:text-properties style:font-size-complex="10pt"/>
    </style:style>
    <style:style style:name="Header" style:family="paragraph" style:parent-style-name="Standard" style:class="extra">
      <style:paragraph-properties style:text-autospace="none"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Wedgie Medium" fo:font-size="11pt" style:font-size-asian="11pt" style:font-size-complex="11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Signature" style:family="paragraph" style:parent-style-name="Standard" style:class="text">
      <style:paragraph-properties fo:margin-left="7.5cm" fo:margin-right="0cm" fo:text-indent="0cm" style:auto-text-indent="false"/>
    </style:style>
    <style:style style:name="Assinatura_20_de_20_email" style:display-name="Assinatura de email" style:family="paragraph" style:parent-style-name="Standard"/>
    <style:style style:name="Texto_20_de_20_comentário" style:display-name="Texto de comentário" style:family="paragraph" style:parent-style-name="Standard">
      <style:text-properties fo:font-size="10pt" style:font-size-asian="10pt" style:font-size-complex="10pt"/>
    </style:style>
    <style:style style:name="Assunto_20_do_20_comentário" style:display-name="Assunto do comentário" style:family="paragraph" style:parent-style-name="Texto_20_de_20_comentário" style:next-style-name="Texto_20_de_20_comentário">
      <style:text-properties fo:font-weight="bold" style:font-weight-asian="bold" style:font-weight-complex="bold"/>
    </style:style>
    <style:style style:name="Cabeçalho_20_da_20_mensagem" style:display-name="Cabeçalho da mensagem" style:family="paragraph" style:parent-style-name="Standard">
      <style:paragraph-properties fo:margin-left="2cm" fo:margin-right="0cm" fo:text-indent="-2cm" style:auto-text-indent="false" fo:background-color="#cccccc" fo:padding="0.035cm" fo:border="0.018cm solid #000000">
        <style:background-image/>
      </style:paragraph-properties>
      <style:text-properties style:font-name="Arial" style:font-name-complex="Arial"/>
    </style:style>
    <style:style style:name="Com_20_marcadores" style:display-name="Com marcadores" style:family="paragraph" style:parent-style-name="Standard" style:list-style-name="WW8Num10"/>
    <style:style style:name="Com_20_marcadores_20_2" style:display-name="Com marcadores 2" style:family="paragraph" style:parent-style-name="Standard" style:list-style-name="WW8Num8"/>
    <style:style style:name="Com_20_marcadores_20_3" style:display-name="Com marcadores 3" style:family="paragraph" style:parent-style-name="Standard" style:list-style-name="WW8Num7"/>
    <style:style style:name="Com_20_marcadores_20_4" style:display-name="Com marcadores 4" style:family="paragraph" style:parent-style-name="Standard" style:list-style-name="WW8Num6"/>
    <style:style style:name="Com_20_marcadores_20_5" style:display-name="Com marcadores 5" style:family="paragraph" style:parent-style-name="Standard" style:list-style-name="WW8Num5"/>
    <style:style style:name="Corpo_20_de_20_texto_20_3" style:display-name="Corpo de texto 3" style:family="paragraph" style:parent-style-name="Standard">
      <style:paragraph-properties fo:margin-top="0cm" fo:margin-bottom="0.212cm"/>
      <style:text-properties fo:font-size="8pt" style:font-size-asian="8pt" style:font-size-complex="8pt"/>
    </style:style>
    <style:style style:name="Data" style:family="paragraph" style:parent-style-name="Standard" style:next-style-name="Standard"/>
    <style:style style:name="Addressee" style:family="paragraph" style:parent-style-name="Standard" style:class="extra">
      <style:paragraph-properties fo:margin-left="5.001cm" fo:margin-right="0cm" fo:text-indent="0cm" style:auto-text-indent="false"/>
      <style:text-properties style:font-name="Arial" style:font-name-complex="Arial"/>
    </style:style>
    <style:style style:name="Encerramento" style:family="paragraph" style:parent-style-name="Standard">
      <style:paragraph-properties fo:margin-left="7.5cm" fo:margin-right="0cm" fo:text-indent="0cm" style:auto-text-indent="false"/>
    </style:style>
    <style:style style:name="Endereço_20_HTML" style:display-name="Endereço HTML" style:family="paragraph" style:parent-style-name="Standard">
      <style:text-properties fo:font-style="italic" style:font-style-asian="italic" style:font-style-complex="italic"/>
    </style:style>
    <style:style style:name="Estrutura_20_do_20_documento" style:display-name="Estrutura do documento" style:family="paragraph" style:parent-style-name="Standard">
      <style:paragraph-properties fo:background-color="#000080">
        <style:background-image/>
      </style:paragraph-properties>
      <style:text-properties style:font-name="Tahoma" style:font-name-complex="Tahoma"/>
    </style:style>
    <style:style style:name="Índice_20_de_20_autoridades" style:display-name="Índice de autoridades" style:family="paragraph" style:parent-style-name="Standard" style:next-style-name="Standard">
      <style:paragraph-properties fo:margin-left="0.423cm" fo:margin-right="0cm" fo:text-indent="-0.423cm" style:auto-text-indent="false"/>
    </style:style>
    <style:style style:name="Índice_20_de_20_figuras" style:display-name="Índice de figuras" style:family="paragraph" style:parent-style-name="Standard" style:next-style-name="Standard">
      <style:paragraph-properties fo:margin-left="0.847cm" fo:margin-right="0cm" fo:text-indent="-0.847cm" style:auto-text-indent="false"/>
    </style:style>
    <style:style style:name="List_20_2" style:display-name="List 2" style:family="paragraph" style:parent-style-name="Standard" style:class="list">
      <style:paragraph-properties fo:margin-left="0.998cm" fo:margin-right="0cm" fo:text-indent="-0.499cm" style:auto-text-indent="false"/>
    </style:style>
    <style:style style:name="List_20_3" style:display-name="List 3" style:family="paragraph" style:parent-style-name="Standard" style:class="list">
      <style:paragraph-properties fo:margin-left="1.498cm" fo:margin-right="0cm" fo:text-indent="-0.499cm" style:auto-text-indent="false"/>
    </style:style>
    <style:style style:name="List_20_4" style:display-name="List 4" style:family="paragraph" style:parent-style-name="Standard" style:class="list">
      <style:paragraph-properties fo:margin-left="1.997cm" fo:margin-right="0cm" fo:text-indent="-0.499cm" style:auto-text-indent="false"/>
    </style:style>
    <style:style style:name="List_20_5" style:display-name="List 5" style:family="paragraph" style:parent-style-name="Standard" style:class="list">
      <style:paragraph-properties fo:margin-left="2.496cm" fo:margin-right="0cm" fo:text-indent="-0.499cm" style:auto-text-indent="false"/>
    </style:style>
    <style:style style:name="Lista_20_de_20_continuação" style:display-name="Lista de continuação" style:family="paragraph" style:parent-style-name="Standard">
      <style:paragraph-properties fo:margin-left="0.499cm" fo:margin-right="0cm" fo:margin-top="0cm" fo:margin-bottom="0.212cm" fo:text-indent="0cm" style:auto-text-indent="false"/>
    </style:style>
    <style:style style:name="Lista_20_de_20_continuação_20_2" style:display-name="Lista de continuação 2" style:family="paragraph" style:parent-style-name="Standard">
      <style:paragraph-properties fo:margin-left="0.998cm" fo:margin-right="0cm" fo:margin-top="0cm" fo:margin-bottom="0.212cm" fo:text-indent="0cm" style:auto-text-indent="false"/>
    </style:style>
    <style:style style:name="Lista_20_de_20_continuação_20_3" style:display-name="Lista de continuação 3" style:family="paragraph" style:parent-style-name="Standard">
      <style:paragraph-properties fo:margin-left="1.498cm" fo:margin-right="0cm" fo:margin-top="0cm" fo:margin-bottom="0.212cm" fo:text-indent="0cm" style:auto-text-indent="false"/>
    </style:style>
    <style:style style:name="Lista_20_de_20_continuação_20_4" style:display-name="Lista de continuação 4" style:family="paragraph" style:parent-style-name="Standard">
      <style:paragraph-properties fo:margin-left="1.997cm" fo:margin-right="0cm" fo:margin-top="0cm" fo:margin-bottom="0.212cm" fo:text-indent="0cm" style:auto-text-indent="false"/>
    </style:style>
    <style:style style:name="Lista_20_de_20_continuação_20_5" style:display-name="Lista de continuação 5" style:family="paragraph" style:parent-style-name="Standard">
      <style:paragraph-properties fo:margin-left="2.496cm" fo:margin-right="0cm" fo:margin-top="0cm" fo:margin-bottom="0.212cm" fo:text-indent="0cm" style:auto-text-indent="false"/>
    </style:style>
    <style:style style:name="Numerada" style:family="paragraph" style:parent-style-name="Standard" style:list-style-name="WW8Num9"/>
    <style:style style:name="Numerada_20_2" style:display-name="Numerada 2" style:family="paragraph" style:parent-style-name="Standard" style:list-style-name="WW8Num4"/>
    <style:style style:name="Numerada_20_3" style:display-name="Numerada 3" style:family="paragraph" style:parent-style-name="Standard" style:list-style-name="WW8Num3"/>
    <style:style style:name="Numerada_20_4" style:display-name="Numerada 4" style:family="paragraph" style:parent-style-name="Standard" style:list-style-name="WW8Num2"/>
    <style:style style:name="Numerada_20_5" style:display-name="Numerada 5" style:family="paragraph" style:parent-style-name="Standard" style:list-style-name="WW8Num1"/>
    <style:style style:name="Pré-formatação_20_HTML" style:display-name="Pré-formatação HTML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Primeiro_20_recuo_20_de_20_corpo_20_de_20_texto" style:display-name="Primeiro recuo de corpo de texto" style:family="paragraph" style:parent-style-name="Text_20_body">
      <style:paragraph-properties fo:margin-left="0cm" fo:margin-right="0cm" fo:text-indent="0.37cm" style:auto-text-indent="false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fo:text-indent="0cm" style:auto-text-indent="false"/>
    </style:style>
    <style:style style:name="Primeiro_20_recuo_20_de_20_corpo_20_de_20_texto_20_2" style:display-name="Primeiro recuo de corpo de texto 2" style:family="paragraph" style:parent-style-name="Text_20_body_20_indent">
      <style:paragraph-properties fo:margin-left="0.499cm" fo:margin-right="0cm" fo:text-indent="0.37cm" style:auto-text-indent="false"/>
    </style:style>
    <style:style style:name="Recuo_20_de_20_corpo_20_de_20_texto_20_2" style:display-name="Recuo de corpo de texto 2" style:family="paragraph" style:parent-style-name="Standard">
      <style:paragraph-properties fo:margin-left="0.499cm" fo:margin-right="0cm" fo:margin-top="0cm" fo:margin-bottom="0.212cm" fo:line-height="200%" fo:text-indent="0cm" style:auto-text-indent="false"/>
    </style:style>
    <style:style style:name="Recuo_20_de_20_corpo_20_de_20_texto_20_3" style:display-name="Recuo de corpo de texto 3" style:family="paragraph" style:parent-style-name="Standard">
      <style:paragraph-properties fo:margin-left="0.499cm" fo:margin-right="0cm" fo:margin-top="0cm" fo:margin-bottom="0.212cm" fo:text-indent="0cm" style:auto-text-indent="false"/>
      <style:text-properties fo:font-size="8pt" style:font-size-asian="8pt" style:font-size-complex="8pt"/>
    </style:style>
    <style:style style:name="Recuo_20_normal" style:display-name="Recuo normal" style:family="paragraph" style:parent-style-name="Standard">
      <style:paragraph-properties fo:margin-left="1.249cm" fo:margin-right="0cm" fo:text-indent="0cm" style:auto-text-indent="false"/>
    </style:style>
    <style:style style:name="Sender" style:family="paragraph" style:parent-style-name="Standard" style:class="extra">
      <style:text-properties style:font-name="Arial" fo:font-size="10pt" style:font-size-asian="10pt" style:font-name-complex="Arial" style:font-size-complex="10pt"/>
    </style:style>
    <style:style style:name="Index_20_1" style:display-name="Index 1" style:family="paragraph" style:parent-style-name="Standard" style:next-style-name="Standard" style:class="index">
      <style:paragraph-properties fo:margin-left="0.423cm" fo:margin-right="0cm" fo:text-indent="-0.423cm" style:auto-text-indent="false"/>
    </style:style>
    <style:style style:name="Index_20_2" style:display-name="Index 2" style:family="paragraph" style:parent-style-name="Standard" style:next-style-name="Standard" style:class="index">
      <style:paragraph-properties fo:margin-left="0.847cm" fo:margin-right="0cm" fo:text-indent="-0.423cm" style:auto-text-indent="false"/>
    </style:style>
    <style:style style:name="Index_20_3" style:display-name="Index 3" style:family="paragraph" style:parent-style-name="Standard" style:next-style-name="Standard" style:class="index">
      <style:paragraph-properties fo:margin-left="1.27cm" fo:margin-right="0cm" fo:text-indent="-0.423cm" style:auto-text-indent="false"/>
    </style:style>
    <style:style style:name="Remissivo_20_4" style:display-name="Remissivo 4" style:family="paragraph" style:parent-style-name="Standard" style:next-style-name="Standard">
      <style:paragraph-properties fo:margin-left="1.693cm" fo:margin-right="0cm" fo:text-indent="-0.423cm" style:auto-text-indent="false"/>
    </style:style>
    <style:style style:name="Remissivo_20_5" style:display-name="Remissivo 5" style:family="paragraph" style:parent-style-name="Standard" style:next-style-name="Standard">
      <style:paragraph-properties fo:margin-left="2.117cm" fo:margin-right="0cm" fo:text-indent="-0.423cm" style:auto-text-indent="false"/>
    </style:style>
    <style:style style:name="Remissivo_20_6" style:display-name="Remissivo 6" style:family="paragraph" style:parent-style-name="Standard" style:next-style-name="Standard">
      <style:paragraph-properties fo:margin-left="2.54cm" fo:margin-right="0cm" fo:text-indent="-0.423cm" style:auto-text-indent="false"/>
    </style:style>
    <style:style style:name="Remissivo_20_7" style:display-name="Remissivo 7" style:family="paragraph" style:parent-style-name="Standard" style:next-style-name="Standard">
      <style:paragraph-properties fo:margin-left="2.963cm" fo:margin-right="0cm" fo:text-indent="-0.423cm" style:auto-text-indent="false"/>
    </style:style>
    <style:style style:name="Remissivo_20_8" style:display-name="Remissivo 8" style:family="paragraph" style:parent-style-name="Standard" style:next-style-name="Standard">
      <style:paragraph-properties fo:margin-left="3.387cm" fo:margin-right="0cm" fo:text-indent="-0.423cm" style:auto-text-indent="false"/>
    </style:style>
    <style:style style:name="Remissivo_20_9" style:display-name="Remissivo 9" style:family="paragraph" style:parent-style-name="Standard" style:next-style-name="Standard">
      <style:paragraph-properties fo:margin-left="3.81cm" fo:margin-right="0cm" fo:text-indent="-0.423cm" style:auto-text-indent="false"/>
    </style:style>
    <style:style style:name="Saudação" style:family="paragraph" style:parent-style-name="Standard" style:next-style-name="Standard"/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Texto_20_de_20_macro" style:display-name="Texto de macro" style:family="paragraph">
      <style:paragraph-properties fo:orphans="2" fo:widows="2">
        <style:tab-stops>
          <style:tab-stop style:position="0.847cm"/>
          <style:tab-stop style:position="1.693cm"/>
          <style:tab-stop style:position="2.54cm"/>
          <style:tab-stop style:position="3.387cm"/>
          <style:tab-stop style:position="4.233cm"/>
          <style:tab-stop style:position="5.08cm"/>
          <style:tab-stop style:position="5.927cm"/>
          <style:tab-stop style:position="6.773cm"/>
          <style:tab-stop style:position="7.62cm"/>
        </style:tab-stops>
      </style:paragraph-properties>
      <style:text-properties style:use-window-font-color="true" style:font-name="Courier New" fo:font-size="10pt" fo:language="pt" fo:country="BR" style:font-name-asian="Arial" style:font-size-asian="10pt" style:font-name-complex="Courier New" style:font-size-complex="10pt" style:language-complex="ar" style:country-complex="SA"/>
    </style:style>
    <style:style style:name="Endnote" style:family="paragraph" style:parent-style-name="Standard" style:class="extra">
      <style:text-properties fo:font-size="10pt" style:font-size-asian="10pt" style:font-size-complex="10pt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Texto_20_em_20_bloco" style:display-name="Texto em bloco" style:family="paragraph" style:parent-style-name="Standard">
      <style:paragraph-properties fo:margin-left="2.54cm" fo:margin-right="2.54cm" fo:margin-top="0cm" fo:margin-bottom="0.212cm" fo:text-indent="0cm" style:auto-text-indent="false"/>
    </style:style>
    <style:style style:name="Texto_20_sem_20_formatação" style:display-name="Texto sem formatação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Título_20_da_20_nota" style:display-name="Título da nota" style:family="paragraph" style:parent-style-name="Standard" style:next-style-name="Standard"/>
    <style:style style:name="Título_20_de_20_índice_20_de_20_autoridades" style:display-name="Título de índice de autoridades" style:family="paragraph" style:parent-style-name="Standard" style:next-style-name="Standard">
      <style:paragraph-properties fo:margin-top="0.212cm" fo:margin-bottom="0cm"/>
      <style:text-properties style:font-name="Arial" fo:font-weight="bold" style:font-weight-asian="bold" style:font-name-complex="Arial" style:font-weight-complex="bold"/>
    </style:style>
    <style:style style:name="Contents_20_Heading" style:display-name="Contents Heading" style:family="paragraph" style:parent-style-name="Standard" style:next-style-name="Index_20_1" style:class="index">
      <style:text-properties style:font-name="Arial" fo:font-weight="bold" style:font-weight-asian="bold" style:font-name-complex="Arial" style:font-weight-complex="bold"/>
    </style:style>
    <style:style style:name="Table_20_Contents_20__28_user_29_" style:display-name="Table Contents (user)" style:family="paragraph" style:parent-style-name="Standard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10z0" style:family="text">
      <style:text-properties style:font-name="Symbol"/>
    </style:style>
    <style:style style:name="WW8Num23z0" style:family="text">
      <style:text-properties style:font-name="Symbol"/>
    </style:style>
    <style:style style:name="WW8Num23z1" style:family="text">
      <style:text-properties style:font-name="Courier New" style:font-name-complex="Courier New"/>
    </style:style>
    <style:style style:name="WW8Num23z2" style:family="text">
      <style:text-properties style:font-name="Wingdings"/>
    </style:style>
    <style:style style:name="Fonte_20_parág._20_padrão" style:display-name="Fonte parág. padrão" style:family="text"/>
    <style:style style:name="Footnote_20_Symbol" style:display-name="Footnote Symbol" style:family="text" style:parent-style-name="Fonte_20_parág._20_padrão">
      <style:text-properties style:text-position="super 58%"/>
    </style:style>
    <style:style style:name="SemanticAnnotation-ref-hf002" style:family="text" style:parent-style-name="Fonte_20_parág._20_padrão">
      <style:text-properties fo:language="en" fo:country="US"/>
    </style:style>
    <style:style style:name="SemanticAnnotation-ref-hf001" style:family="text">
      <style:text-properties fo:background-color="transparent"/>
    </style:style>
    <style:style style:name="SemanticAnnotation-ref-hf003" style:family="text" style:parent-style-name="SemanticAnnotation-ref-hf001"/>
    <style:style style:name="SemanticAnnotation-ref-hf008" style:family="text" style:parent-style-name="SemanticAnnotation-ref-hf001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1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style:num-prefix="RNF" style:num-suffix="." style:num-format="1">
        <style:list-level-properties text:list-level-position-and-space-mode="label-alignment">
          <style:list-level-label-alignment text:label-followed-by="listtab" text:list-tab-stop-position="1.27cm" fo:text-indent="-0.9cm" fo:margin-left="1.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style:num-prefix="RF" style:num-suffix="." style:num-format="1">
        <style:list-level-properties text:list-level-position-and-space-mode="label-alignment">
          <style:list-level-label-alignment text:label-followed-by="listtab" text:list-tab-stop-position="1.27cm" fo:text-indent="-0.87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499cm" fo:margin-bottom="2.499cm" fo:margin-left="3cm" fo:margin-right="3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7.94cm" fo:page-height="21.59cm" style:num-format="1" style:print-orientation="landscape" fo:margin-top="3cm" fo:margin-bottom="3cm" fo:margin-left="2.501cm" fo:margin-right="2.501cm" style:writing-mode="lr-tb" style:layout-grid-color="#c0c0c0" style:layout-grid-lines="24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cm"/>
      </style:footer-style>
    </style:page-layout>
    <style:page-layout style:name="Mpm4">
      <style:page-layout-properties fo:page-width="27.94cm" fo:page-height="21.59cm" style:num-format="1" style:print-orientation="landscape" fo:margin-top="1.251cm" fo:margin-bottom="3cm" fo:margin-left="2.501cm" fo:margin-right="2.501cm" style:writing-mode="lr-tb" style:layout-grid-color="#c0c0c0" style:layout-grid-lines="27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Converter_20_1" style:display-name="Converter 1" style:page-layout-name="Mpm3" style:next-style-name="Próxima_20_conversão_20_1">
      <style:footer>
        <text:p text:style-name="Footer"/>
      </style:footer>
    </style:master-page>
    <style:master-page style:name="Próxima_20_conversão_20_1" style:display-name="Próxima conversão 1" style:page-layout-name="Mpm4"/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Modelo de Documento Plano de Riscos</dc:title>
    <meta:initial-creator>w</meta:initial-creator>
    <meta:creation-date>2010-09-10T07:09:00</meta:creation-date>
    <dc:creator>Ricardo Falbo</dc:creator>
    <dc:date>2011-09-13T07:28:47.26</dc:date>
    <meta:print-date>2005-10-28T10:36:00</meta:print-date>
    <meta:editing-cycles>26</meta:editing-cycles>
    <meta:editing-duration>PT3H33M5S</meta:editing-duration>
    <meta:generator>BrOffice/3.3$Win32 LibreOffice_project/330m19$Build-6</meta:generator>
    <meta:document-statistic meta:table-count="5" meta:image-count="0" meta:object-count="0" meta:page-count="4" meta:paragraph-count="97" meta:word-count="542" meta:character-count="3797"/>
  </office:meta>
</office:document-meta>
</file>